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b4f60"/>
    </style:style>
    <style:style style:name="P2" style:family="paragraph" style:parent-style-name="Standard">
      <style:paragraph-properties fo:text-align="justify" style:justify-single-word="false"/>
      <style:text-properties officeooo:paragraph-rsid="000d3a36"/>
    </style:style>
    <style:style style:name="P3" style:family="paragraph" style:parent-style-name="Standard">
      <style:paragraph-properties fo:text-align="justify" style:justify-single-word="false"/>
      <style:text-properties officeooo:paragraph-rsid="000e573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b4f60" officeooo:paragraph-rsid="000b4f6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9d6b" officeooo:paragraph-rsid="000f9d6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d3a36" officeooo:paragraph-rsid="000d3a3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4f60" officeooo:paragraph-rsid="000b4f6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b4f60" officeooo:paragraph-rsid="000b4f6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15387f" officeooo:paragraph-rsid="0015387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8e1c1" officeooo:paragraph-rsid="0018e1c1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aaabf" officeooo:paragraph-rsid="001aaabf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normal" officeooo:rsid="001d98b4" officeooo:paragraph-rsid="001d98b4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0d3a36" officeooo:paragraph-rsid="000d3a36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rsid="000f9d6b" officeooo:paragraph-rsid="000f9d6b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officeooo:rsid="0015387f" officeooo:paragraph-rsid="0015387f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0b4f60" officeooo:paragraph-rsid="000b4f6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5387f" officeooo:paragraph-rsid="0015387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6b352" officeooo:paragraph-rsid="0016b35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16b352" officeooo:paragraph-rsid="001aaab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18e1c1" officeooo:paragraph-rsid="0018e1c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1aaabf" officeooo:paragraph-rsid="001aaab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1d98b4" officeooo:paragraph-rsid="001d98b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0d3a36" officeooo:paragraph-rsid="000d3a36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0f9d6b" officeooo:paragraph-rsid="000f9d6b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15387f" officeooo:paragraph-rsid="0015387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bold" officeooo:rsid="0016b352" officeooo:paragraph-rsid="0016b352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bold" officeooo:rsid="001aaabf" officeooo:paragraph-rsid="001aaabf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bold" officeooo:rsid="001d98b4" officeooo:paragraph-rsid="001d98b4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0d3a36" officeooo:paragraph-rsid="000d3a36"/>
    </style:style>
    <style:style style:name="P30" style:family="paragraph" style:parent-style-name="Standard">
      <style:paragraph-properties fo:text-align="justify" style:justify-single-word="false"/>
      <style:text-properties officeooo:rsid="000eaa36" officeooo:paragraph-rsid="000eaa36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b4f6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d3a36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3a36" style:font-style-asian="normal" style:font-style-complex="normal"/>
    </style:style>
    <style:style style:name="T6" style:family="text">
      <style:text-properties officeooo:rsid="000d3a36"/>
    </style:style>
    <style:style style:name="T7" style:family="text">
      <style:text-properties officeooo:rsid="000e573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fe7e" style:font-style-asian="italic" style:font-style-complex="italic"/>
    </style:style>
    <style:style style:name="T10" style:family="text">
      <style:text-properties officeooo:rsid="0016b352"/>
    </style:style>
    <style:style style:name="T11" style:family="text">
      <style:text-properties officeooo:rsid="001aaabf"/>
    </style:style>
    <style:style style:name="T12" style:family="text">
      <style:text-properties officeooo:rsid="001afe7e"/>
    </style:style>
    <style:style style:name="T13" style:family="text">
      <style:text-properties officeooo:rsid="001dac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unicação Não Violenta</text:p>
      <text:p text:style-name="P7"/>
      <text:p text:style-name="P4">Exercício 1</text:p>
      <text:p text:style-name="P8">Objetivo: distinguir observações de juizos de valor</text:p>
      <text:p text:style-name="P16"/>
      <text:p text:style-name="P16">Das frases abaixo, identifique quais são observações de fatos concretos e quais são juizos de valor.</text:p>
      <text:p text:style-name="P16"/>
      <text:p text:style-name="P29"><text:span text:style-name="T2">a</text:span><text:span text:style-name="T1">) As reformas trabalhistas propõem o aumento na idade de aposentadoria para 85 anos.</text:span></text:p>
      <text:p text:style-name="P1"><text:span text:style-name="T3">b</text:span><text:span text:style-name="T2">) </text:span>Essas reformas da previdência e trabalhistas são remendos. Não representam o povo!</text:p>
      <text:p text:style-name="P1"><text:span text:style-name="T6">c) V</text:span>ejo que o serviço foi aceito pela maioria e resolve a dor do usuário.</text:p>
      <text:p text:style-name="P1"><text:span text:style-name="T6">d) </text:span>Hoje, daremos a largada ao nosso grupo de corrida</text:p>
      <text:p text:style-name="P1"><text:span text:style-name="T6">e) </text:span>Uma das coisas mais prazeirosas que existe é poder trocar conhecimento</text:p>
      <text:p text:style-name="P1"><text:span text:style-name="T6">f) G</text:span>astos públicos no país são altos e socialmente injustos.</text:p>
      <text:p text:style-name="P1"><text:span text:style-name="T6">g) </text:span>O percurso inédito será em ruas largas, em um bairro tranquilo, com áreas verdes, bem ventilado e altimetria equilibrada entre planos, subidas e descidas.</text:p>
      <text:p text:style-name="P1"><text:span text:style-name="T6">h) </text:span>Essa história é maravilhosa!</text:p>
      <text:p text:style-name="P1"><text:span text:style-name="T6">i) </text:span>Quem tem um conjunto mínimo de valores humanitários e democráticos não hesita em rechaçar qualquer insinuação à volta dos Militares ao poder</text:p>
      <text:p text:style-name="P1"><text:span text:style-name="T6">j) </text:span>Vestibular da Unicamp possui as cotas raciais e um sistema de ingresso específico para população indígena</text:p>
      <text:p text:style-name="P1"/>
      <text:p text:style-name="P6">Exercício 2</text:p>
      <text:p text:style-name="P13">Objetivo: distinguir opiniões de sentimentos</text:p>
      <text:p text:style-name="P23"/>
      <text:p text:style-name="P23">Nas frases abaixo, indique quais contém opiniões e quais contém sentimentos</text:p>
      <text:p text:style-name="P23"/>
      <text:p text:style-name="P2"><text:span text:style-name="T5">a) </text:span>Concordo com este artigo da Eduarda La Rocque</text:p>
      <text:p text:style-name="P2"><text:span text:style-name="T6">b) </text:span>Acredito que inspirar pessoas vai além de fazer e vencer</text:p>
      <text:p text:style-name="P2"><text:span text:style-name="T6">c) </text:span>Penso em criar algum serviço que aumente ainda mais a exposição dessas empresas</text:p>
      <text:p text:style-name="P2"><text:span text:style-name="T6">d) </text:span>Que frio que me dá o encontro desse olhar</text:p>
      <text:p text:style-name="P3"><text:span text:style-name="T7">e) </text:span>Aí então é preciso ter cuidado</text:p>
      <text:p text:style-name="P3"><text:span text:style-name="T7">f) </text:span>Embora o meu amor seja uma velha canção nos teus ouvidos</text:p>
      <text:p text:style-name="P30"/>
      <text:p text:style-name="P5">Exercício 3</text:p>
      <text:p text:style-name="P14">Objetivo: expressar responsabilidade pelos próprios sentimentos</text:p>
      <text:p text:style-name="P24"/>
      <text:p text:style-name="P24">Nas frases abaixo, identifique quais expressam sentimentos assumindo a responsabilidade por eles</text:p>
      <text:p text:style-name="P24"/>
      <text:p text:style-name="P24">a) Você me envergonha por ser como você é.</text:p>
      <text:p text:style-name="P24">b) Fico triste quando você esquece de regar as plantas.</text:p>
      <text:p text:style-name="P24">c) <text:span text:style-name="T13">Não faça isso, você me chateia!</text:span></text:p>
      <text:p text:style-name="P24">d) Me sinto traído quando você sai de casa sem mim.</text:p>
      <text:p text:style-name="P24">e) Eu gosto dos seus brincos dourados.</text:p>
      <text:p text:style-name="P24"/>
      <text:p text:style-name="P25">Exercício 4</text:p>
      <text:p text:style-name="P9">Objetivo: aplicar a separação entre fatos e sentimentos em um caso real-life</text:p>
      <text:p text:style-name="P9"><text:span text:style-name="T4"/></text:p>
      <text:p text:style-name="P9"><text:span text:style-name="T4">Tomando por base algum conflito seu:</text:span></text:p>
      <text:p text:style-name="P9"><text:span text:style-name="T4">a) Identifique quais são os fatos concretos e observáveis que levaram ao conflito.</text:span></text:p>
      <text:p text:style-name="P9"><text:span text:style-name="T4">b) Identifique quais são seus sentimentos e idéias relacionados a esse conflito.</text:span></text:p>
      <text:p text:style-name="P9"><text:span text:style-name="T4"/></text:p>
      <text:p text:style-name="P9"><text:span text:style-name="T4"/></text:p>
      <text:p text:style-name="P15"><text:soft-page-break/><text:span text:style-name="T4">Exercício 5</text:span></text:p>
      <text:p text:style-name="P9">Objetivo: identificar necessidades <text:span text:style-name="T10">e fazer pedidos</text:span></text:p>
      <text:p text:style-name="P17"/>
      <text:p text:style-name="P18">Nas frases abaixo, identifique quais representam pedidos que, simultaneamente:</text:p>
      <text:p text:style-name="P18">* São claros, isto é, têm um resultado verificável</text:p>
      <text:p text:style-name="P19">* <text:span text:style-name="T11">Factíveis, isto é, não pede algo que seja impossível ou exagerado</text:span></text:p>
      <text:p text:style-name="P18">* São positivos, isto é, não envolvem <text:span text:style-name="T8">negar</text:span> um comportamento, e sim <text:span text:style-name="T8">produzir</text:span> um comportamento</text:p>
      <text:p text:style-name="P18">* Envolvem apenas ações verificáveis e não implicações sobre os sentimentos ou idéias de outras pessoas</text:p>
      <text:p text:style-name="P18">* Deixam claro que o pedido atende uma necessidade daquele que faz o pedido</text:p>
      <text:p text:style-name="P18"/>
      <text:p text:style-name="P18">a) Você poderia parar de ser tão vagabundo</text:p>
      <text:p text:style-name="P18">b) Eu gostaria que você não deixasse louça suja na pia de um dia para o outro</text:p>
      <text:p text:style-name="P18">c) Eu gostaria que você lavasse os pratos depois do jantar</text:p>
      <text:p text:style-name="P18">d) Pare de me interromper!</text:p>
      <text:p text:style-name="P18">e) Eu gostaria de lhe pedir que ouvisse o que tenho a dizer até o fim.</text:p>
      <text:p text:style-name="P18">f) Eu gostaria que você me chamasse pelo nome que eu escolhi.</text:p>
      <text:p text:style-name="P21">g) Eu gostaria que você me chamasse somente de Vossa Excelência</text:p>
      <text:p text:style-name="P21">h) Você precisa estudar mais!</text:p>
      <text:p text:style-name="P21">j) Você precisa ser um bom aluno!</text:p>
      <text:p text:style-name="P21">k) Gostaria que você não deixasse tudo para a última hora.</text:p>
      <text:p text:style-name="P21">l) Eu gostaria que você empenhasse mais tempo, semanalmente, em atividades da minha disciplina.</text:p>
      <text:p text:style-name="P18"/>
      <text:p text:style-name="P26">Exercício 6</text:p>
      <text:p text:style-name="P10">Objetivo: formular um pedido</text:p>
      <text:p text:style-name="P20"/>
      <text:p text:style-name="P20">Tomando por base o conflito que você escolheu no exercício 4, <text:span text:style-name="T12">identifique qual é a sua necessidade e formule um pedido que pode ser feito à outra parte. Seu pedido deve:</text:span></text:p>
      <text:p text:style-name="P19"/>
      <text:p text:style-name="P19">* <text:span text:style-name="T11">Ser</text:span> claro, isto é, t<text:span text:style-name="T11">e</text:span>m um resultado verificável</text:p>
      <text:p text:style-name="P19">* <text:span text:style-name="T11">Factível, isto é, não pede algo que seja impossível</text:span></text:p>
      <text:p text:style-name="P19">* <text:span text:style-name="T11">P</text:span>ositivos, isto é, não envolve <text:span text:style-name="T8">negar</text:span> um comportamento, e sim <text:span text:style-name="T8">produzir</text:span> um comportamento</text:p>
      <text:p text:style-name="P19">* Envolve<text:span text:style-name="T11">r</text:span> apenas ações verificáveis e não implicações sobre os sentimentos ou idéias de outras pessoas</text:p>
      <text:p text:style-name="P19">* Deixa<text:span text:style-name="T11">r</text:span> claro que o pedido atende uma necessidade daquele que faz o pedido</text:p>
      <text:p text:style-name="P19"/>
      <text:p text:style-name="P27">Exercício 7</text:p>
      <text:p text:style-name="P11">Objetivo: fazer um plano de ação</text:p>
      <text:p text:style-name="P21"/>
      <text:p text:style-name="P21">Passe a limpo a proposta de solução de conflito que você está montando usando o material que gerou nos exercícios 4 e 6. Neste ponto, você deve gerar um texto como em:</text:p>
      <text:p text:style-name="P21"/>
      <text:p text:style-name="P21"><text:tab/>Temos doze provas que acontecem nesta semana <text:span text:style-name="T8">[observação]</text:span>. Isso gera, em mim, um sentimento de <text:span text:style-name="T12">ansiedade por</text:span> não conseguir estudar adequadamente e aprender bem o conteúdo de todas as provas <text:span text:style-name="T8">[sentimento]</text:span>. <text:span text:style-name="T12">Eu gostaria de me ter mais tempo para me dedicar a cada uma das atividades de aula </text:span><text:span text:style-name="T9">[necessidade]</text:span><text:span text:style-name="T12">. Então, gostaria de perdir-lhes que pudéssemos conversar e, se possível, agendar as provas e entregas de atividades para semanas alternadas </text:span><text:span text:style-name="T9">[pedido]</text:span><text:span text:style-name="T12">.</text:span></text:p>
      <text:p text:style-name="P21"/>
      <text:p text:style-name="P28">Exercício 8</text:p>
      <text:p text:style-name="P12">Objetivo: resolver um conflito</text:p>
      <text:p text:style-name="P22">Se achar interessante, use o fraseamento baseado na comunicação não-violenta para resolver o conflito com o qual você está trabalh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25:37.212211784</meta:creation-date>
    <dc:date>2017-11-28T14:48:32.608887262</dc:date>
    <meta:editing-duration>P1DT3H53M5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70" meta:word-count="798" meta:character-count="4735" meta:non-whitespace-character-count="4006"/>
  </office:meta>
</office:document-meta>
</file>